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3.712cm" fo:min-width="9.812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02cm" fo:min-width="2.929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0.918cm" fo:min-width="2.827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0.894cm" fo:min-width="1.85cm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6.608cm" fo:min-width="4.453cm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000000" draw:marker-start-width="0.509cm" draw:marker-end="Arrow" draw:marker-end-width="0.61cm" draw:fill="non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000000" draw:marker-start-width="0.508cm" draw:marker-end="Arrow" draw:marker-end-width="0.609cm" draw:fill="non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0.414cm" svg:height="4.064cm" svg:x="14.97cm" svg:y="12.811cm">
          <text:p text:style-name="P1">Small group of people bound</text:p>
          <text:p text:style-name="P1">Together by a common interest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429cm" svg:height="1.27cm" svg:x="9.382cm" svg:y="6.842cm">
          <text:p text:style-name="P1">Monitor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429cm" svg:height="1.27cm" svg:x="9.382cm" svg:y="14.208cm">
          <text:p text:style-name="P1">Inject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4.699cm" svg:height="2.286cm" svg:x="8.747cm" svg:y="9.89cm">
          <text:p text:style-name="P1">Diffrac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curve" svg:x1="12.811cm" svg:y1="7.477cm" svg:x2="20.177cm" svg:y2="12.811cm" draw:start-shape="id1" draw:start-glue-point="1" draw:end-shape="id2" draw:end-glue-point="0" svg:d="M12811 7477c4911 0 7366 1778 7366 5334" svg:viewBox="0 0 7367 5335">
          <text:p/>
        </draw:connector>
        <draw:connector draw:style-name="gr5" draw:text-style-name="P2" draw:layer="layout" draw:type="curve" svg:x1="11.096cm" svg:y1="8.112cm" svg:x2="11.097cm" svg:y2="9.89cm" draw:start-shape="id1" draw:start-glue-point="2" draw:end-shape="id3" draw:end-glue-point="4" svg:d="M11096 8112c0 1333 1 445 1 1778" svg:viewBox="0 0 2 1779">
          <text:p/>
        </draw:connector>
        <draw:custom-shape draw:style-name="gr6" draw:text-style-name="P1" xml:id="id5" draw:id="id5" draw:layer="layout" svg:width="4.953cm" svg:height="6.858cm" svg:x="1.762cm" svg:y="11.414cm">
          <text:p text:style-name="P1">Gateway Word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11.097cm" svg:y1="12.176cm" svg:x2="11.096cm" svg:y2="14.208cm" draw:start-shape="id3" draw:start-glue-point="6" draw:end-shape="id4" draw:end-glue-point="0" svg:d="M11097 12176c0 1525-1 510-1 2032" svg:viewBox="0 0 2 2033">
          <text:p text:style-name="P1"><text:s text:c="8"/>Yes</text:p>
          <text:p text:style-name="P1"/>
        </draw:connector>
        <draw:connector draw:style-name="gr8" draw:text-style-name="P2" draw:layer="layout" draw:type="curve" svg:x1="12.811cm" svg:y1="14.843cm" svg:x2="14.97cm" svg:y2="14.843cm" draw:start-shape="id4" draw:start-glue-point="1" draw:end-shape="id2" svg:d="M12811 14843h2159" svg:viewBox="0 0 2160 1">
          <text:p/>
        </draw:connector>
        <draw:connector draw:style-name="gr7" draw:text-style-name="P2" draw:layer="layout" draw:type="curve" svg:x1="9.382cm" svg:y1="14.843cm" svg:x2="6.715cm" svg:y2="14.843cm" draw:start-shape="id4" draw:start-glue-point="3" draw:end-shape="id5" draw:end-glue-point="1" svg:d="M9382 14843h-2667" svg:viewBox="0 0 2668 1">
          <text:p text:style-name="P1">Reads</text:p>
          <text:p text:style-name="P1"/>
          <text:p text:style-name="P1"/>
        </draw:connector>
        <draw:connector draw:style-name="gr7" draw:text-style-name="P2" draw:layer="layout" draw:type="curve" draw:line-skew="-1.172cm" svg:x1="8.747cm" svg:y1="11.033cm" svg:x2="9.382cm" svg:y2="7.477cm" draw:start-shape="id3" draw:start-glue-point="5" draw:end-shape="id1" draw:end-glue-point="3" svg:d="M8747 11033c-2586 0-2903-3556 635-3556" svg:viewBox="0 0 2617 3557">
          <text:p text:style-name="P1">No <text:s text:c="4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0T18:20:42.714026107</meta:creation-date>
    <dc:date>2020-08-20T18:33:32.056074621</dc:date>
    <meta:editing-duration>PT2M18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